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7.398cm" fo:min-width="35.448cm" fo:padding-top="0.151cm" fo:padding-bottom="0.151cm" fo:padding-left="0.276cm" fo:padding-right="0.276cm"/>
    </style:style>
    <style:style style:name="gr2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draw:auto-grow-height="false" fo:min-height="0.492cm" fo:min-width="0.262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55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54cm" fo:min-width="1.712cm" fo:padding-top="0.151cm" fo:padding-bottom="0.151cm" fo:padding-left="0.276cm" fo:padding-right="0.276cm" draw:shadow="hidden" draw:shadow-offset-x="0.2cm" draw:shadow-offset-y="0.2cm" draw:shadow-color="#808080"/>
    </style:style>
    <style:style style:name="gr11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12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13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325cm" fo:min-width="1.853cm" fo:padding-top="0.151cm" fo:padding-bottom="0.151cm" fo:padding-left="0.276cm" fo:padding-right="0.276cm" draw:shadow="hidden" draw:shadow-offset-x="0.2cm" draw:shadow-offset-y="0.2cm" draw:shadow-color="#808080"/>
    </style:style>
    <style:style style:name="gr25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914cm" fo:min-width="2.638cm" fo:padding-top="0.151cm" fo:padding-bottom="0.151cm" fo:padding-left="0.276cm" fo:padding-right="0.276cm" draw:shadow="hidden" draw:shadow-offset-x="0.2cm" draw:shadow-offset-y="0.2cm" draw:shadow-color="#808080"/>
    </style:style>
    <style:style style:name="gr26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27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28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29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30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31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32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33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34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35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36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37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38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WenQuanYi Micro Hei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text-align="center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bold" style:letter-kerning="true" style:font-name-asian="WenQuanYi Micro Hei" style:font-size-asian="10.5pt" style:font-style-asian="normal" style:font-weight-asian="bold" style:font-name-complex="FreeSans" style:font-size-complex="10.5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WenQuanYi Micro Hei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Liberation Sans1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6cm" svg:height="27.7cm" svg:x="5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078cm" svg:height="1.048cm" svg:x="2.444cm" svg:y="7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982cm" svg:y1="8.748cm" svg:x2="2.984cm" svg:y2="10.145cm">
          <text:p/>
        </draw:line>
        <draw:line draw:style-name="gr4" draw:text-style-name="P3" draw:layer="layout" svg:x1="2.982cm" svg:y1="8.748cm" svg:x2="3.7cm" svg:y2="9.359cm">
          <text:p/>
        </draw:line>
        <draw:line draw:style-name="gr5" draw:text-style-name="P3" draw:layer="layout" svg:x1="2.982cm" svg:y1="10.145cm" svg:x2="3.7cm" svg:y2="10.756cm">
          <text:p/>
        </draw:line>
        <draw:line draw:style-name="gr6" draw:text-style-name="P3" draw:layer="layout" svg:x1="2.98cm" svg:y1="8.746cm" svg:x2="2.266cm" svg:y2="9.361cm">
          <text:p/>
        </draw:line>
        <draw:line draw:style-name="gr7" draw:text-style-name="P3" draw:layer="layout" svg:x1="2.98cm" svg:y1="10.143cm" svg:x2="2.266cm" svg:y2="10.758cm">
          <text:p/>
        </draw:line>
        <draw:frame draw:style-name="gr8" draw:text-style-name="P5" draw:layer="layout" svg:width="3.4cm" svg:height="0.8cm" svg:x="1.166cm" svg:y="11.356cm">
          <draw:text-box>
            <text:p text:style-name="P4"><text:span text:style-name="T1">Administrador</text:span></text:p>
          </draw:text-box>
        </draw:frame>
        <draw:custom-shape draw:style-name="gr9" draw:text-style-name="P6" draw:layer="layout" svg:width="3.19cm" svg:height="2.216cm" svg:x="5.4cm" svg:y="1.2cm">
          <text:p text:style-name="P4"><text:span text:style-name="T2">CU01: Ingresar </text:span></text:p>
          <text:p text:style-name="P4"><text:span text:style-name="T2">al Sistem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3.2cm" svg:height="2.2cm" svg:x="9cm" svg:y="1.1cm">
          <text:p text:style-name="P7"><text:span text:style-name="T3">CU02: Recuperar </text:span></text:p>
          <text:p text:style-name="P7"><text:span text:style-name="T3">Contraseñ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3.19cm" svg:height="2.216cm" svg:x="8.1cm" svg:y="6.884cm">
          <text:p text:style-name="P7"><text:span text:style-name="T3">CU03: Consultar</text:span></text:p>
          <text:p text:style-name="P7"><text:span text:style-name="T3">Usuario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3.19cm" svg:height="2.216cm" svg:x="5.5cm" svg:y="8.5cm">
          <text:p text:style-name="P7"><text:span text:style-name="T3">CU04: Registrar</text:span></text:p>
          <text:p text:style-name="P7"><text:span text:style-name="T3">Usuario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3.19cm" svg:height="2.216cm" svg:x="10.21cm" svg:y="4.9cm">
          <text:p text:style-name="P7"><text:span text:style-name="T3">CU05: Modificar</text:span></text:p>
          <text:p text:style-name="P7"><text:span text:style-name="T3">Usuario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3.19cm" svg:height="2.216cm" svg:x="5.7cm" svg:y="5cm">
          <text:p text:style-name="P7"><text:span text:style-name="T3">CU07: Consultar </text:span></text:p>
          <text:p text:style-name="P7"><text:span text:style-name="T3">Perfil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3.19cm" svg:height="2.216cm" svg:x="11.1cm" svg:y="8.084cm">
          <text:p text:style-name="P7"><text:span text:style-name="T3">CU06: Eliminar</text:span></text:p>
          <text:p text:style-name="P7"><text:span text:style-name="T3">Usuario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3.19cm" svg:height="2.216cm" svg:x="16.41cm" svg:y="4.2cm">
          <text:p text:style-name="P7"><text:span text:style-name="T3">CU08: Consultar</text:span></text:p>
          <text:p text:style-name="P7"><text:span text:style-name="T3">Campo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3.19cm" svg:height="2.216cm" svg:x="18.7cm" svg:y="2cm">
          <text:p text:style-name="P7"><text:span text:style-name="T3">CU09: Registrar</text:span></text:p>
          <text:p text:style-name="P7"><text:span text:style-name="T3">Campo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3.19cm" svg:height="2.216cm" svg:x="21.7cm" svg:y="3.3cm">
          <text:p text:style-name="P7"><text:span text:style-name="T3">CU10: Modificar</text:span></text:p>
          <text:p text:style-name="P7"><text:span text:style-name="T3">Campo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3.19cm" svg:height="2.216cm" svg:x="19.61cm" svg:y="5.3cm">
          <text:p text:style-name="P7"><text:span text:style-name="T3">CU11: Eliminar</text:span></text:p>
          <text:p text:style-name="P7"><text:span text:style-name="T3">Campo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3.19cm" svg:height="2.216cm" svg:x="16.51cm" svg:y="9.384cm">
          <text:p text:style-name="P7"><text:span text:style-name="T3">CU02: Consultar</text:span></text:p>
          <text:p text:style-name="P7"><text:span text:style-name="T3">División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draw:layer="layout" svg:width="3.19cm" svg:height="2.216cm" svg:x="19.61cm" svg:y="8cm">
          <text:p text:style-name="P7"><text:span text:style-name="T3">CU13: Registrar</text:span></text:p>
          <text:p text:style-name="P7"><text:span text:style-name="T3">División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3.19cm" svg:height="2.216cm" svg:x="22.41cm" svg:y="9.6cm">
          <text:p text:style-name="P7"><text:span text:style-name="T3">CU14: Modificar</text:span></text:p>
          <text:p text:style-name="P7"><text:span text:style-name="T3">División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3.19cm" svg:height="2.216cm" svg:x="19.41cm" svg:y="10.784cm">
          <text:p text:style-name="P7"><text:span text:style-name="T3">CU15: Eliminar</text:span></text:p>
          <text:p text:style-name="P7"><text:span text:style-name="T3">División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3.399cm" svg:height="2.301cm" svg:x="24.5cm" svg:y="6.399cm">
          <text:p text:style-name="P7"><text:span text:style-name="T3">CU16: Asociar </text:span></text:p>
          <text:p text:style-name="P7"><text:span text:style-name="T3">Campo y División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3.19cm" svg:height="2.216cm" svg:x="9.31cm" svg:y="23.6cm">
          <text:p text:style-name="P7"><text:span text:style-name="T3">CU18: Registrar</text:span></text:p>
          <text:p text:style-name="P7"><text:span text:style-name="T3">Raza.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6" draw:text-style-name="P6" draw:layer="layout" svg:width="3.19cm" svg:height="2.216cm" svg:x="5.5cm" svg:y="26.2cm">
          <text:p text:style-name="P7"><text:span text:style-name="T3">CU19: Modificar</text:span></text:p>
          <text:p text:style-name="P7"><text:span text:style-name="T3">Raz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draw:layer="layout" svg:width="3.19cm" svg:height="2.216cm" svg:x="9.41cm" svg:y="26.1cm">
          <text:p text:style-name="P7"><text:span text:style-name="T3">CU20: Eliminar</text:span></text:p>
          <text:p text:style-name="P7"><text:span text:style-name="T3">Raz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draw:layer="layout" svg:width="3.19cm" svg:height="2.216cm" svg:x="5.61cm" svg:y="23.584cm">
          <text:p text:style-name="P7"><text:span text:style-name="T3">CU17: Consultar</text:span></text:p>
          <text:p text:style-name="P7"><text:span text:style-name="T3">Raz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6" draw:layer="layout" svg:width="3.19cm" svg:height="2.216cm" svg:x="17.31cm" svg:y="23.6cm">
          <text:p text:style-name="P7"><text:span text:style-name="T3">CU22: </text:span><text:span text:style-name="T3">Registrar</text:span></text:p>
          <text:p text:style-name="P7"><text:span text:style-name="T3">Categoría.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0" draw:text-style-name="P6" draw:layer="layout" svg:width="3.19cm" svg:height="2.216cm" svg:x="13.5cm" svg:y="26.2cm">
          <text:p text:style-name="P7"><text:span text:style-name="T3">CU23: Modificar</text:span></text:p>
          <text:p text:style-name="P7"><text:span text:style-name="T3">Categorí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6" draw:layer="layout" svg:width="3.19cm" svg:height="2.216cm" svg:x="17.41cm" svg:y="26.1cm">
          <text:p text:style-name="P7"><text:span text:style-name="T3">CU24: Eliminar</text:span></text:p>
          <text:p text:style-name="P7"><text:span text:style-name="T3">Categorí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6" draw:layer="layout" svg:width="3.19cm" svg:height="2.216cm" svg:x="13.61cm" svg:y="23.584cm">
          <text:p text:style-name="P7"><text:span text:style-name="T3">CU21: </text:span><text:span text:style-name="T3">Consultar</text:span></text:p>
          <text:p text:style-name="P7"><text:span text:style-name="T3">Categorí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draw:layer="layout" svg:width="3.19cm" svg:height="2.216cm" svg:x="25.31cm" svg:y="23.6cm">
          <text:p text:style-name="P7"><text:span text:style-name="T3">CU26: Registrar</text:span></text:p>
          <text:p text:style-name="P7"><text:span text:style-name="T3">Sub Categoría.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4" draw:text-style-name="P6" draw:layer="layout" svg:width="3.19cm" svg:height="2.216cm" svg:x="21.5cm" svg:y="26.2cm">
          <text:p text:style-name="P7"><text:span text:style-name="T3">CU27: </text:span><text:span text:style-name="T3">Modificar</text:span></text:p>
          <text:p text:style-name="P7"><text:span text:style-name="T3">Sub Categorí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6" draw:layer="layout" svg:width="3.19cm" svg:height="2.216cm" svg:x="25.41cm" svg:y="26.1cm">
          <text:p text:style-name="P7"><text:span text:style-name="T3">CU28: Eliminar</text:span></text:p>
          <text:p text:style-name="P7"><text:span text:style-name="T3">Sub Categorí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3.19cm" svg:height="2.216cm" svg:x="21.61cm" svg:y="23.584cm">
          <text:p text:style-name="P7"><text:span text:style-name="T3">C</text:span><text:span text:style-name="T3">U2</text:span><text:span text:style-name="T3">5: </text:span><text:span text:style-name="T3">C</text:span><text:span text:style-name="T3">on</text:span><text:span text:style-name="T3">su</text:span><text:span text:style-name="T3">lta</text:span><text:span text:style-name="T3">r</text:span></text:p>
          <text:p text:style-name="P7"><text:span text:style-name="T3">S</text:span><text:span text:style-name="T3">ub </text:span><text:span text:style-name="T3">Ca</text:span><text:span text:style-name="T3">te</text:span><text:span text:style-name="T3">go</text:span><text:span text:style-name="T3">ría</text:span><text:span text:style-name="T3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3.19cm" svg:height="2.216cm" svg:x="29.31cm" svg:y="23.6cm">
          <text:p text:style-name="P7"><text:span text:style-name="T3">C</text:span><text:span text:style-name="T3">U2</text:span><text:span text:style-name="T3">9: </text:span><text:span text:style-name="T3">As</text:span><text:span text:style-name="T3">oc</text:span><text:span text:style-name="T3">iar</text:span></text:p>
          <text:p text:style-name="P7"><text:span text:style-name="T3">Ra</text:span><text:span text:style-name="T3">za </text:span></text:p>
          <text:p text:style-name="P7"><text:span text:style-name="T3">y </text:span><text:span text:style-name="T3">Ca</text:span><text:span text:style-name="T3">te</text:span><text:span text:style-name="T3">go</text:span><text:span text:style-name="T3">ría</text:span><text:span text:style-name="T3">.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8" draw:text-style-name="P6" draw:layer="layout" svg:width="3.19cm" svg:height="2.216cm" svg:x="29.41cm" svg:y="26.1cm">
          <text:p text:style-name="P7"><text:span text:style-name="T3">CU30</text:span><text:span text:style-name="T3">: </text:span><text:span text:style-name="T3">Asoc</text:span><text:span text:style-name="T3">iar</text:span></text:p>
          <text:p text:style-name="P7"><text:span text:style-name="T3">Cate</text:span><text:span text:style-name="T3">goría </text:span><text:span text:style-name="T3">y</text:span></text:p>
          <text:p text:style-name="P7"><text:span text:style-name="T3">Sub </text:span><text:span text:style-name="T3">Cate</text:span><text:span text:style-name="T3">goría</text:span><text:span text:style-name="T3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1T19:41:36.064986129</meta:creation-date>
    <dc:date>2019-07-11T20:05:01.160829680</dc:date>
    <meta:editing-duration>PT7M46S</meta:editing-duration>
    <meta:editing-cycles>1</meta:editing-cycles>
    <meta:document-statistic meta:object-count="38"/>
    <meta:generator>LibreOffice/6.1.3.2$Linux_X86_64 LibreOffice_project/10$Build-2</meta:generator>
  </office:meta>
</office:document-meta>
</file>